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7.903cm" fo:margin-left="-0.314cm" fo:margin-top="0cm" fo:margin-bottom="0cm" table:align="left" style:writing-mode="lr-tb"/>
    </style:style>
    <style:style style:name="Tabela1.A" style:family="table-column">
      <style:table-column-properties style:column-width="6.615cm"/>
    </style:style>
    <style:style style:name="Tabela1.B" style:family="table-column">
      <style:table-column-properties style:column-width="0.676cm"/>
    </style:style>
    <style:style style:name="Tabela1.C" style:family="table-column">
      <style:table-column-properties style:column-width="0.711cm"/>
    </style:style>
    <style:style style:name="Tabela1.D" style:family="table-column">
      <style:table-column-properties style:column-width="0.623cm"/>
    </style:style>
    <style:style style:name="Tabela1.E" style:family="table-column">
      <style:table-column-properties style:column-width="0.619cm"/>
    </style:style>
    <style:style style:name="Tabela1.F" style:family="table-column">
      <style:table-column-properties style:column-width="0.628cm"/>
    </style:style>
    <style:style style:name="Tabela1.I" style:family="table-column">
      <style:table-column-properties style:column-width="0.617cm"/>
    </style:style>
    <style:style style:name="Tabela1.J" style:family="table-column">
      <style:table-column-properties style:column-width="0.63cm"/>
    </style:style>
    <style:style style:name="Tabela1.N" style:family="table-column">
      <style:table-column-properties style:column-width="3.678cm"/>
    </style:style>
    <style:style style:name="Tabela1.1" style:family="table-row">
      <style:table-row-properties style:min-row-height="0.508cm" fo:keep-together="auto"/>
    </style:style>
    <style:style style:name="Tabela1.A1" style:family="table-cell">
      <style:table-cell-properties fo:background-color="#ffffff" fo:padding-left="0.314cm" fo:padding-right="0.191cm" fo:padding-top="0cm" fo:padding-bottom="0cm" fo:border-left="none" fo:border-right="0.5pt solid #00000a" fo:border-top="none" fo:border-bottom="0.5pt solid #00000a">
        <style:background-image/>
      </style:table-cell-properties>
    </style:style>
    <style:style style:name="Tabela1.B1" style:family="table-cell">
      <style:table-cell-properties fo:background-color="#ffffff" fo:padding-left="0.085cm" fo:padding-right="0.191cm" fo:padding-top="0cm" fo:padding-bottom="0cm" fo:border="0.5pt solid #00000a">
        <style:background-image/>
      </style:table-cell-properties>
    </style:style>
    <style:style style:name="Tabela1.N1" style:family="table-cell">
      <style:table-cell-properties fo:background-color="#ffffff" fo:padding-left="0.314cm" fo:padding-right="0.191cm" fo:padding-top="0cm" fo:padding-bottom="0cm" fo:border="none">
        <style:background-image/>
      </style:table-cell-properties>
    </style:style>
    <style:style style:name="Tabela1.2" style:family="table-row">
      <style:table-row-properties style:min-row-height="0.483cm" fo:keep-together="auto"/>
    </style:style>
    <style:style style:name="Tabela1.B3" style:family="table-cell">
      <style:table-cell-properties fo:background-color="#666666" fo:padding-left="0.085cm" fo:padding-right="0.191cm" fo:padding-top="0cm" fo:padding-bottom="0cm" fo:border="0.5pt solid #00000a">
        <style:background-image/>
      </style:table-cell-properties>
    </style:style>
    <style:style style:name="Tabela1.E3" style:family="table-cell">
      <style:table-cell-properties fo:background-color="transparent" fo:padding-left="0.085cm" fo:padding-right="0.191cm" fo:padding-top="0cm" fo:padding-bottom="0cm" fo:border="0.5pt solid #00000a">
        <style:background-image/>
      </style:table-cell-properties>
    </style:style>
    <style:style style:name="Tabela1.N3" style:family="table-cell">
      <style:table-cell-properties style:vertical-align="middle" fo:background-color="#ffffff" fo:padding-left="0.085cm" fo:padding-right="0.191cm" fo:padding-top="0cm" fo:padding-bottom="0cm" fo:border="0.5pt solid #00000a">
        <style:background-image/>
      </style:table-cell-properties>
    </style:style>
    <style:style style:name="Tabela1.4" style:family="table-row">
      <style:table-row-properties style:min-row-height="0.658cm" fo:keep-together="auto"/>
    </style:style>
    <style:style style:name="Tabela1.5" style:family="table-row">
      <style:table-row-properties style:min-row-height="0.706cm" fo:keep-together="auto"/>
    </style:style>
    <style:style style:name="P1" style:family="paragraph" style:parent-style-name="Standard">
      <style:paragraph-properties fo:text-align="justify" style:justify-single-word="false"/>
      <style:text-properties fo:font-style="italic" officeooo:rsid="001d999d" officeooo:paragraph-rsid="001d999d" style:font-style-asian="italic" style:font-style-complex="italic"/>
    </style:style>
    <style:style style:name="P2" style:family="paragraph" style:parent-style-name="Standard">
      <style:paragraph-properties fo:text-align="justify" style:justify-single-word="false"/>
      <style:text-properties fo:font-style="italic" officeooo:rsid="001e91c6" officeooo:paragraph-rsid="001e91c6" style:font-style-asian="italic" style:font-style-complex="italic"/>
    </style:style>
    <style:style style:name="P3" style:family="paragraph" style:parent-style-name="Standard">
      <style:paragraph-properties fo:text-align="center" style:justify-single-word="false"/>
      <style:text-properties fo:font-style="italic" fo:font-weight="bold" officeooo:rsid="001d999d" officeooo:paragraph-rsid="001d999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style:font-name="Liberation Serif" fo:font-size="12pt" fo:font-style="italic" fo:font-weight="bold" officeooo:rsid="001e91c6" officeooo:paragraph-rsid="001e91c6" style:font-size-asian="12pt" style:font-style-asian="italic" style:font-weight-asian="bold" style:font-size-complex="12pt" style:font-style-complex="italic" style:font-weight-complex="bold"/>
    </style:style>
    <style:style style:name="P5" style:family="paragraph" style:parent-style-name="Standard">
      <style:paragraph-properties fo:text-align="center" style:justify-single-word="false"/>
      <style:text-properties fo:font-size="14pt" fo:language="pt" fo:country="BR" fo:font-weight="bold" officeooo:rsid="00093934" officeooo:paragraph-rsid="002129b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pt" fo:country="BR" fo:font-weight="bold" officeooo:rsid="002129bf" officeooo:paragraph-rsid="002129bf"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pt" fo:country="BR" fo:font-weight="normal" officeooo:rsid="0012b63c" officeooo:paragraph-rsid="002129b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language="pt" fo:country="BR" officeooo:rsid="00093934" officeooo:paragraph-rsid="002129bf"/>
    </style:style>
    <style:style style:name="P9" style:family="paragraph" style:parent-style-name="Standard">
      <style:text-properties fo:language="pt" fo:country="BR" officeooo:rsid="00093934" officeooo:paragraph-rsid="002129bf"/>
    </style:style>
    <style:style style:name="P10" style:family="paragraph" style:parent-style-name="Standard">
      <style:paragraph-properties fo:text-align="center" style:justify-single-word="false"/>
      <style:text-properties fo:language="pt" fo:country="BR" officeooo:rsid="0012b63c" officeooo:paragraph-rsid="002129bf"/>
    </style:style>
    <style:style style:name="P11" style:family="paragraph" style:parent-style-name="Standard">
      <style:paragraph-properties fo:text-align="center" style:justify-single-word="false"/>
      <style:text-properties officeooo:paragraph-rsid="0032a4a3"/>
    </style:style>
    <style:style style:name="P12" style:family="paragraph" style:parent-style-name="Standard">
      <style:paragraph-properties fo:text-align="center" style:justify-single-word="false"/>
      <style:text-properties officeooo:rsid="0032a4a3" officeooo:paragraph-rsid="0032a4a3"/>
    </style:style>
    <style:style style:name="P13" style:family="paragraph" style:parent-style-name="Preformatted_20_Text">
      <style:paragraph-properties fo:text-align="justify" style:justify-single-word="false"/>
      <style:text-properties style:font-name="Liberation Serif" fo:font-size="12pt" fo:language="en" fo:country="US" fo:font-style="italic" officeooo:rsid="001e91c6" officeooo:paragraph-rsid="001e91c6" style:font-size-asian="12pt" style:font-style-asian="italic" style:font-size-complex="12pt" style:font-style-complex="italic"/>
    </style:style>
    <style:style style:name="P1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style="italic" style:font-size-asian="12pt" style:font-style-asian="italic" style:font-size-complex="12pt" style:font-style-complex="italic"/>
    </style:style>
    <style:style style:name="P15"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16" style:family="paragraph" style:parent-style-name="Horizontal_20_Line">
      <style:text-properties fo:language="pt" fo:country="BR" officeooo:paragraph-rsid="002129bf"/>
    </style:style>
    <style:style style:name="P17" style:family="paragraph" style:parent-style-name="Horizontal_20_Line">
      <style:text-properties fo:language="pt" fo:country="BR" officeooo:paragraph-rsid="002273c4"/>
    </style:style>
    <style:style style:name="P18" style:family="paragraph" style:parent-style-name="Text_20_body">
      <style:text-properties officeooo:paragraph-rsid="0032a4a3"/>
    </style:style>
    <style:style style:name="P19" style:family="paragraph" style:parent-style-name="Text_20_body">
      <style:text-properties officeooo:rsid="0032a4a3" officeooo:paragraph-rsid="0032a4a3"/>
    </style:style>
    <style:style style:name="P20" style:family="paragraph" style:parent-style-name="Text_20_body">
      <style:paragraph-properties fo:text-align="justify" style:justify-single-word="false"/>
      <style:text-properties officeooo:rsid="00267fff" officeooo:paragraph-rsid="0032a4a3"/>
    </style:style>
    <style:style style:name="P21" style:family="paragraph" style:parent-style-name="Text_20_body">
      <style:paragraph-properties fo:text-align="justify" style:justify-single-word="false"/>
      <style:text-properties officeooo:rsid="0026e286" officeooo:paragraph-rsid="002976ad"/>
    </style:style>
    <style:style style:name="P22" style:family="paragraph" style:parent-style-name="Text_20_body">
      <style:text-properties officeooo:rsid="002976ad" officeooo:paragraph-rsid="0032a4a3"/>
    </style:style>
    <style:style style:name="P23" style:family="paragraph" style:parent-style-name="Text_20_body">
      <style:paragraph-properties fo:text-align="justify" style:justify-single-word="false"/>
      <style:text-properties officeooo:rsid="002ec16c" officeooo:paragraph-rsid="0032a4a3"/>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2cc28c"/>
    </style:style>
    <style:style style:name="P26" style:family="paragraph" style:parent-style-name="Text_20_body">
      <style:paragraph-properties fo:text-align="justify" style:justify-single-word="false"/>
      <style:text-properties officeooo:paragraph-rsid="002d82ac"/>
    </style:style>
    <style:style style:name="P27" style:family="paragraph" style:parent-style-name="Text_20_body">
      <style:paragraph-properties fo:text-align="justify" style:justify-single-word="false"/>
      <style:text-properties officeooo:paragraph-rsid="002976ad"/>
    </style:style>
    <style:style style:name="P28" style:family="paragraph" style:parent-style-name="Text_20_body">
      <style:paragraph-properties fo:text-align="justify" style:justify-single-word="false"/>
      <style:text-properties officeooo:rsid="002afe8b" officeooo:paragraph-rsid="002cc28c"/>
    </style:style>
    <style:style style:name="P29" style:family="paragraph" style:parent-style-name="Text_20_body">
      <style:text-properties style:font-name="Liberation Sans" fo:font-size="10.5pt" fo:font-style="normal" style:font-size-asian="10.5pt" style:font-style-asian="normal" style:font-size-complex="10.5pt" style:font-style-complex="normal"/>
    </style:style>
    <style:style style:name="P30" style:family="paragraph" style:parent-style-name="Text_20_body">
      <style:text-properties style:font-name="Liberation Sans" fo:font-size="10.5pt" fo:font-style="normal" officeooo:paragraph-rsid="00453ce4" style:font-size-asian="10.5pt" style:font-style-asian="normal" style:font-size-complex="10.5pt" style:font-style-complex="normal"/>
    </style:style>
    <style:style style:name="P31" style:family="paragraph" style:parent-style-name="Standard">
      <style:paragraph-properties fo:margin-top="0cm" fo:margin-bottom="0cm" loext:contextual-spacing="false" fo:line-height="100%" fo:text-align="center" style:justify-single-word="false"/>
      <style:text-properties fo:language="pt" fo:country="BR" fo:font-weight="bold" style:font-weight-asian="bold"/>
    </style:style>
    <style:style style:name="P32" style:family="paragraph" style:parent-style-name="Standard">
      <style:paragraph-properties fo:margin-top="0cm" fo:margin-bottom="0cm" loext:contextual-spacing="false" fo:line-height="100%"/>
      <style:text-properties fo:language="pt" fo:country="BR"/>
    </style:style>
    <style:style style:name="P33" style:family="paragraph" style:parent-style-name="Standard">
      <style:paragraph-properties fo:margin-top="0cm" fo:margin-bottom="0cm" loext:contextual-spacing="false" fo:line-height="100%" fo:text-align="center" style:justify-single-word="false"/>
      <style:text-properties fo:language="pt" fo:country="BR"/>
    </style:style>
    <style:style style:name="P34" style:family="paragraph" style:parent-style-name="Standard">
      <style:paragraph-properties fo:margin-top="0cm" fo:margin-bottom="0cm" loext:contextual-spacing="false" fo:line-height="100%"/>
      <style:text-properties fo:language="pt" fo:country="BR" officeooo:rsid="003089de"/>
    </style:style>
    <style:style style:name="P35" style:family="paragraph" style:parent-style-name="Standard">
      <style:paragraph-properties fo:margin-top="0cm" fo:margin-bottom="0cm" loext:contextual-spacing="false" fo:line-height="100%"/>
      <style:text-properties fo:language="pt" fo:country="BR" officeooo:rsid="003089de" officeooo:paragraph-rsid="003089de"/>
    </style:style>
    <style:style style:name="P36" style:family="paragraph" style:parent-style-name="Standard">
      <style:paragraph-properties fo:margin-top="0cm" fo:margin-bottom="0cm" loext:contextual-spacing="false" fo:line-height="100%" fo:text-align="center" style:justify-single-word="false"/>
      <style:text-properties fo:language="pt" fo:country="BR" officeooo:rsid="0030cd6c" officeooo:paragraph-rsid="0030cd6c"/>
    </style:style>
    <style:style style:name="P37" style:family="paragraph" style:parent-style-name="Standard">
      <style:paragraph-properties fo:margin-top="0cm" fo:margin-bottom="0cm" loext:contextual-spacing="false" fo:line-height="100%" fo:text-align="center" style:justify-single-word="false"/>
      <style:text-properties fo:language="pt" fo:country="BR" officeooo:rsid="003ee03c" officeooo:paragraph-rsid="003ee03c"/>
    </style:style>
    <style:style style:name="P38" style:family="paragraph" style:parent-style-name="Standard">
      <style:paragraph-properties fo:margin-top="0cm" fo:margin-bottom="0cm" loext:contextual-spacing="false" fo:line-height="100%"/>
      <style:text-properties style:font-name="Calibri" fo:language="pt" fo:country="BR" fo:background-color="#ffffff" style:font-name-asian="Calibri1"/>
    </style:style>
    <style:style style:name="P39" style:family="paragraph" style:parent-style-name="Standard">
      <style:paragraph-properties fo:margin-top="0cm" fo:margin-bottom="0cm" loext:contextual-spacing="false" fo:line-height="100%" fo:text-align="center" style:justify-single-word="false"/>
      <style:text-properties style:font-name="Calibri" fo:language="pt" fo:country="BR" fo:background-color="#ffffff" style:font-name-asian="Calibri1"/>
    </style:style>
    <style:style style:name="P40" style:family="paragraph" style:parent-style-name="Standard">
      <loext:graphic-properties draw:fill="solid" draw:fill-color="#666666" draw:opacity="100%"/>
      <style:paragraph-properties fo:margin-top="0cm" fo:margin-bottom="0cm" loext:contextual-spacing="false" fo:line-height="100%" fo:text-align="center" style:justify-single-word="false" fo:background-color="#666666"/>
      <style:text-properties style:font-name="Calibri" fo:language="pt" fo:country="BR" fo:background-color="#ffffff" style:font-name-asian="Calibri1"/>
    </style:style>
    <style:style style:name="P41" style:family="paragraph" style:parent-style-name="Standard">
      <style:paragraph-properties fo:margin-top="0cm" fo:margin-bottom="0cm" loext:contextual-spacing="false" fo:line-height="100%" fo:text-align="center" style:justify-single-word="false"/>
      <style:text-properties style:font-name="Calibri" fo:language="pt" fo:country="BR" fo:background-color="#000000" style:font-name-asian="Calibri1"/>
    </style:style>
    <style:style style:name="P42" style:family="paragraph" style:parent-style-name="Text_20_body">
      <style:text-properties style:font-name="serif" fo:font-size="12pt"/>
    </style:style>
    <style:style style:name="P43" style:family="paragraph" style:parent-style-name="Text_20_body" style:list-style-name="L1" style:master-page-name="">
      <loext:graphic-properties draw:fill="none"/>
      <style:paragraph-properties fo:margin-top="0cm" fo:margin-bottom="0.247cm" loext:contextual-spacing="false" fo:line-height="120%" fo:text-align="justify" style:justify-single-word="false" style:page-number="auto" fo:background-color="transparent"/>
      <style:text-properties officeooo:rsid="002976ad" officeooo:paragraph-rsid="0032a4a3"/>
    </style:style>
    <style:style style:name="P44" style:family="paragraph" style:parent-style-name="Text_20_body" style:list-style-name="L1">
      <loext:graphic-properties draw:fill="none"/>
      <style:paragraph-properties fo:margin-top="0cm" fo:margin-bottom="0.247cm" loext:contextual-spacing="false" fo:line-height="120%" fo:text-align="justify" style:justify-single-word="false" fo:background-color="transparent"/>
      <style:text-properties officeooo:rsid="002976ad" officeooo:paragraph-rsid="0032a4a3"/>
    </style:style>
    <style:style style:name="P45" style:family="paragraph" style:parent-style-name="Text_20_body" style:list-style-name="L1">
      <loext:graphic-properties draw:fill="none"/>
      <style:paragraph-properties fo:margin-top="0cm" fo:margin-bottom="0.247cm" loext:contextual-spacing="false" fo:line-height="120%" fo:text-align="start" style:justify-single-word="false" fo:background-color="transparent"/>
      <style:text-properties officeooo:rsid="002976ad" officeooo:paragraph-rsid="0032a4a3"/>
    </style:style>
    <style:style style:name="P46" style:family="paragraph" style:parent-style-name="Text_20_body" style:list-style-name="L1">
      <loext:graphic-properties draw:fill="none"/>
      <style:paragraph-properties fo:margin-top="0cm" fo:margin-bottom="0.247cm" loext:contextual-spacing="false" fo:line-height="120%" fo:text-align="justify" style:justify-single-word="false" fo:background-color="transparent"/>
      <style:text-properties officeooo:rsid="003a16b9" officeooo:paragraph-rsid="003a16b9"/>
    </style:style>
    <style:style style:name="P47" style:family="paragraph" style:parent-style-name="Heading_20_1">
      <style:text-properties officeooo:rsid="003d64f0"/>
    </style:style>
    <style:style style:name="P48" style:family="paragraph" style:parent-style-name="Heading_20_2">
      <style:paragraph-properties fo:text-align="justify" style:justify-single-word="false"/>
    </style:style>
    <style:style style:name="P49" style:family="paragraph" style:parent-style-name="Quotations">
      <style:text-properties style:font-name="serif" fo:font-size="12pt"/>
    </style:style>
    <style:style style:name="T1" style:family="text">
      <style:text-properties officeooo:rsid="001e91c6"/>
    </style:style>
    <style:style style:name="T2" style:family="text">
      <style:text-properties officeooo:rsid="001f838a"/>
    </style:style>
    <style:style style:name="T3" style:family="text">
      <style:text-properties fo:font-weight="bold" style:font-weight-asian="bold" style:font-weight-complex="bold"/>
    </style:style>
    <style:style style:name="T4" style:family="text">
      <style:text-properties officeooo:rsid="0012b63c"/>
    </style:style>
    <style:style style:name="T5" style:family="text">
      <style:text-properties officeooo:rsid="00340b22"/>
    </style:style>
    <style:style style:name="T6" style:family="text">
      <style:text-properties officeooo:rsid="00267fff"/>
    </style:style>
    <style:style style:name="T7" style:family="text">
      <style:text-properties officeooo:rsid="0026e286"/>
    </style:style>
    <style:style style:name="T8" style:family="text">
      <style:text-properties officeooo:rsid="002976ad"/>
    </style:style>
    <style:style style:name="T9" style:family="text">
      <style:text-properties officeooo:rsid="002afe8b"/>
    </style:style>
    <style:style style:name="T10" style:family="text">
      <style:text-properties officeooo:rsid="002cc28c"/>
    </style:style>
    <style:style style:name="T11" style:family="text">
      <style:text-properties officeooo:rsid="002ceb3b"/>
    </style:style>
    <style:style style:name="T12" style:family="text">
      <style:text-properties officeooo:rsid="002d82ac"/>
    </style:style>
    <style:style style:name="T13" style:family="text">
      <style:text-properties officeooo:rsid="002ec16c"/>
    </style:style>
    <style:style style:name="T14" style:family="text">
      <style:text-properties officeooo:rsid="0032a4a3"/>
    </style:style>
    <style:style style:name="T15" style:family="text">
      <style:text-properties officeooo:rsid="00350569"/>
    </style:style>
    <style:style style:name="T16" style:family="text">
      <style:text-properties officeooo:rsid="00362761"/>
    </style:style>
    <style:style style:name="T17" style:family="text">
      <style:text-properties officeooo:rsid="0038d02d"/>
    </style:style>
    <style:style style:name="T18" style:family="text">
      <style:text-properties fo:font-style="italic" style:font-style-asian="italic" style:font-style-complex="italic"/>
    </style:style>
    <style:style style:name="T19" style:family="text">
      <style:text-properties fo:font-style="italic" officeooo:rsid="0026e286" style:font-style-asian="italic" style:font-style-complex="italic"/>
    </style:style>
    <style:style style:name="T20" style:family="text">
      <style:text-properties fo:font-style="italic" officeooo:rsid="002cc28c" style:font-style-asian="italic" style:font-style-complex="italic"/>
    </style:style>
    <style:style style:name="T21" style:family="text">
      <style:text-properties fo:font-style="italic" officeooo:rsid="002ceb3b" style:font-style-asian="italic" style:font-style-complex="italic"/>
    </style:style>
    <style:style style:name="T22" style:family="text">
      <style:text-properties fo:font-style="italic" officeooo:rsid="002d82ac" style:font-style-asian="italic" style:font-style-complex="italic"/>
    </style:style>
    <style:style style:name="T23" style:family="text">
      <style:text-properties officeooo:rsid="003a16b9"/>
    </style:style>
    <style:style style:name="T24" style:family="text">
      <style:text-properties officeooo:rsid="003c4d99"/>
    </style:style>
    <style:style style:name="T25" style:family="text">
      <style:text-properties officeooo:rsid="003f25db"/>
    </style:style>
    <style:style style:name="T26" style:family="text">
      <style:text-properties officeooo:rsid="0040e957"/>
    </style:style>
    <style:style style:name="T27" style:family="text">
      <style:text-properties fo:font-style="normal" officeooo:rsid="003d64f0" style:font-style-asian="normal" style:font-style-complex="normal"/>
    </style:style>
    <style:style style:name="T28" style:family="text">
      <style:text-properties officeooo:rsid="00435cf4"/>
    </style:style>
    <style:style style:name="T29" style:family="text">
      <style:text-properties officeooo:rsid="0046c8bb"/>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tótipo de <text:span text:style-name="T16">Veículo em Escala Controlado Remotamente Utilizando Microcontrolador</text:span></text:p>
      <text:p text:style-name="P5"/>
      <text:p text:style-name="P7">Rafael Francisco Ferreira</text:p>
      <text:p text:style-name="P9"/>
      <text:p text:style-name="P8"><text:tab/><text:span text:style-name="T4">Universidade Estadual do Paraná, Ciência da Computação, PR, Brasil, 2017</text:span></text:p>
      <text:p text:style-name="P10"><text:span text:style-name="T5">E-mail: </text:span>rafaelfrancisco_97@hotmail.com </text:p>
      <text:p text:style-name="P8"/>
      <text:p text:style-name="P16"/>
      <text:p text:style-name="P3">Resumo</text:p>
      <text:p text:style-name="P1">Este trabalho propõe a construção de um protótipo para a matéria de Sistemas Microcontrolados, <text:span text:style-name="T1">objetivando adquirir a aprendizagem sobre sistemas microcontrolados e suas vertentes.</text:span> O protótipo consiste em um <text:span text:style-name="T9">veículo em escala</text:span> controlado via bluetooth por um smartphone <text:span text:style-name="T1">com sistema operacional Android. O recebimento dos sinais será via módulo bluetooth, sendo tratados por um microcontrolador Arduino, que a partir dos sinais recebidos dirá o que fazer aos demais componentes.</text:span></text:p>
      <text:p text:style-name="P1"/>
      <text:p text:style-name="P2"><text:span text:style-name="T3">Keywords:</text:span> Sistemas Microcontrolados; Protótipo; Arduino; Bluetooth; Internet of Things;</text:p>
      <text:p text:style-name="P2"/>
      <text:p text:style-name="P4">Abstract</text:p>
      <text:p text:style-name="P13">This work proposes the construction of a prototype for the subject of Microcontrolled Systems, aiming to acquire the learning about microcontrolled systems and their aspects. The prototype consists of a <text:span text:style-name="T28">scale vehicle</text:span> controlled via bluetooth by a smartphone with Android operating system. The reception of the signals will be via bluetooth module, being treated by an Arduino microcontroller, that from the signals received will tell what to do to the other components.</text:p>
      <text:p text:style-name="P15"/>
      <text:p text:style-name="P14"><text:span text:style-name="T3">Keywords:</text:span> Microcontrolled <text:span text:style-name="T2">S</text:span>ystems; Prototype; Arduino; Bluetooth; Internet of Things;</text:p>
      <text:p text:style-name="P17"/>
      <text:h text:style-name="Heading_20_1" text:outline-level="1">1. Introdução</text:h>
      <text:p text:style-name="Text_20_body"/>
      <text:section text:style-name="Sect1" text:name="Seção1">
        <text:p text:style-name="P20"><text:tab/>Nos dias atuais a utilização de microcontroladores para a automatização de tarefas ou controle de máquinas e objetos à distância tem se tornado algo comum. A praticidade de tornar automática a realização de tarefas que seriam repetitivas, perigosas ou até banais aos seres humanos, e também a redução de custos de operação de certas tarefas, tem tornado a utilização de microcontroladores <text:span text:style-name="T24">uma prática</text:span> comum, atraindo desenvolvedores de diversas áreas.</text:p>
        <text:p text:style-name="P24"><text:tab/><text:span text:style-name="T6">Uma das áreas de automação que vem sendo estudada e implementada em diversas áreas há anos, é a que permite o controle de objetos de forma remota. Se torna útil controlar algo remotamente quando se deseja alcançar locais de difícil acesso, contornar situações perigosas ou simplesmente comandar algo que está fora do seu alcance, sem sair de sua comodidade. </text:span></text:p>
        <text:p text:style-name="P27"><text:tab/><text:span text:style-name="T7">No meio computacional, nota-se o uso de microcontroladores em diversas tarefas de automação e controle de periféricos, por exemplo: a movimentação de um membro de um robô </text:span><text:span text:style-name="T7"><text:bookmark-ref text:reference-format="text" text:ref-name="R1">[1]</text:bookmark-ref></text:span><text:span text:style-name="T7">, ligar uma TV ou acender uma lâmpada pelo </text:span><text:span text:style-name="T19">smartphone </text:span><text:span text:style-name="T27"><text:bookmark-ref text:reference-format="text" text:ref-name="R2">[2]</text:bookmark-ref></text:span><text:span text:style-name="T7">, movimentar um motor, seja de um objeto controlado remotamente </text:span><text:span text:style-name="T7"><text:bookmark-ref text:reference-format="text" text:ref-name="R3">[3]</text:bookmark-ref></text:span><text:span text:style-name="T7"> ou de uma linha de produção.</text:span></text:p>
        <text:p text:style-name="P21"><text:soft-page-break/><text:tab/>Visando aprender mais sobre a programação e a construção física de protótipos utilizando microcontroladores, e também demonstrar o seu funcionamento, neste trabalho será construído um carro em escala, remotamente controlado com o auxílio de um microcontrolador, módulos <text:span text:style-name="T18">bluetooth</text:span> e um <text:span text:style-name="T18">smartphone</text:span>.</text:p>
      </text:section>
      <text:h text:style-name="Heading_20_1" text:outline-level="1">2. Desenvolvimento</text:h>
      <text:p text:style-name="P18"><text:tab/></text:p>
      <text:section text:style-name="Sect1" text:name="Seção2">
        <text:p text:style-name="P22">Para desenvolvimento do protótipo e, após, a realização da fase de testes, serão utilizados alguns componentes eletrônicos e métodos de programação e construção física. Os mesmos encontram-se listados e explicados abaixo.</text:p>
        <text:h text:style-name="Heading_20_2" text:outline-level="2">2.1 Materiais</text:h>
        <text:p text:style-name="P24"><text:tab/><text:span text:style-name="T8">Os seguintes materiais já foram definidos e serão utilizados para o desenvolvimento do protótipo:</text:span></text:p>
        <text:list xml:id="list4648159698082852239" text:style-name="L1">
          <text:list-item>
            <text:p text:style-name="P43">Um microcontrolador Arduíno Uno R3;</text:p>
          </text:list-item>
          <text:list-item>
            <text:p text:style-name="P44">Um módulo transmissor/receptor de sinal <text:span text:style-name="T18">Bluetooth </text:span>HC-06;</text:p>
          </text:list-item>
          <text:list-item>
            <text:p text:style-name="P44">Um regulador de voltagem bidirecional de 5V para 3.3V;</text:p>
          </text:list-item>
          <text:list-item>
            <text:p text:style-name="P44">Um motor DC;</text:p>
          </text:list-item>
          <text:list-item>
            <text:p text:style-name="P44">Um micro Servo SG90;</text:p>
          </text:list-item>
          <text:list-item>
            <text:p text:style-name="P44">Uma Ponte-H L9110S, com suporte para controle de dois motores DC;</text:p>
          </text:list-item>
          <text:list-item>
            <text:p text:style-name="P44">2 diodos emissores de luz (<text:span text:style-name="T18">led</text:span>) brancos;</text:p>
          </text:list-item>
          <text:list-item>
            <text:p text:style-name="P45">2 diodos emissores de luz (<text:span text:style-name="T18">led</text:span>) vermelhos;</text:p>
          </text:list-item>
          <text:list-item>
            <text:p text:style-name="P44">Uma placa de polipropileno (PP);</text:p>
          </text:list-item>
          <text:list-item>
            <text:p text:style-name="P44">Uma bateria portátil de 5V;</text:p>
          </text:list-item>
          <text:list-item>
            <text:p text:style-name="P44">Um cabo USB;</text:p>
          </text:list-item>
          <text:list-item>
            <text:p text:style-name="P44">Hastes de metal;</text:p>
          </text:list-item>
          <text:list-item>
            <text:p text:style-name="P44">Arduíno <text:span text:style-name="T18">IDE</text:span>;</text:p>
          </text:list-item>
          <text:list-item>
            <text:p text:style-name="P46">Simulador <text:span text:style-name="T18">Proteus 8.5 Professional;</text:span></text:p>
          </text:list-item>
          <text:list-item>
            <text:p text:style-name="P44">Um <text:span text:style-name="T18">smartphone</text:span> com sistema operacional Android;</text:p>
          </text:list-item>
          <text:list-item>
            <text:p text:style-name="P44">Aplicativo <text:span text:style-name="T18">Bluetooth RC Controller</text:span>;</text:p>
          </text:list-item>
          <text:list-item>
            <text:p text:style-name="P44">Ferro de solda;</text:p>
          </text:list-item>
          <text:list-item>
            <text:p text:style-name="P44">Estanho;</text:p>
          </text:list-item>
          <text:list-item>
            <text:p text:style-name="P44">Fios e<text:span text:style-name="T18"> jumpers</text:span>.</text:p>
          </text:list-item>
        </text:list>
        <text:h text:style-name="P48" text:outline-level="2">2.2 Métodos </text:h>
        <text:p text:style-name="P25"><text:tab/><text:span text:style-name="T14">A fonte de energia do projeto será fornecida pela bateria portátil de 5V. A mesma fornecerá corrente elétrica para todos os componentes por meio do cabo USB.</text:span></text:p>
        <text:p text:style-name="P28"><text:tab/>O motor DC será utilizado para movimentar o veículo, sendo controlado pela Ponte-H. O motor será conectado a um eixo, feito utilizando as hastes de metal, que girará as rodas traseiras do veículo. </text:p>
        <text:p text:style-name="P28"><text:tab/>A Ponte-H será controlada pelo Arduino, que é o “coração” do projeto. Nele, todos os componentes serão conectados e o mesmo controlará os sinais de entrada e de saída, dizendo a cada componente o que fazer, quando fazer e como fazer. </text:p>
        <text:p text:style-name="P28"><text:tab/>O servo será utilizado para direcionar o veículo. Ele será conectado diretamente ao Arduino, pois não necessita de controladores externos; Também será conectado <text:span text:style-name="T23">a eixos</text:span> feitos <text:span text:style-name="T23">a partir</text:span> das hastes de metal. Estes eixos estarão conectados às rodas dianteiras, direcionando as mesmas de acordo com a angulação do servo.</text:p>
        <text:p text:style-name="P25"><text:tab/><text:span text:style-name="T10">Os leds vermelhos serão utilizados como luzes de freio do veículo. Eles acenderão </text:span><text:soft-page-break/><text:span text:style-name="T10">durante as frenagens e quando os farois forem acesos pelo usuário.</text:span></text:p>
        <text:p text:style-name="P25"><text:tab/><text:span text:style-name="T10">Os leds brancos serão utilizados como faróis, podendo ser acesos pelo usuário diretamente do aplicativo.</text:span></text:p>
        <text:p text:style-name="P25"><text:tab/><text:span text:style-name="T10">O regulador de voltagem será utilizado para diminuir a voltagem de 5V para 3.3V, que é a tensão utilizada pelo módulo</text:span><text:span text:style-name="T20"> bluetooth</text:span><text:span text:style-name="T10">.</text:span></text:p>
        <text:p text:style-name="P25"><text:tab/><text:span text:style-name="T11">O módulo </text:span><text:span text:style-name="T21">bluetooth </text:span><text:span text:style-name="T11">será conectado às portas seriais do Arduino e fará a transmissão e receptação dos dados enviados e recebidos via rede sem fio bluetooth. Os dados recebidos serão repassados ao Arduino, que interpretará cada mensagem recebida do aplicativo e então realizará os comandos correspondentes, ativando ou desativando portas, ou mudando seus valores de saída.</text:span></text:p>
        <text:p text:style-name="P25"><text:tab/><text:span text:style-name="T11">Os componentes do circuito estarão dispostos sobre um chassi que será desenvolvido com base na placa de material polipropileno (PP). Nele serão conectadas todas as hastes de metal, eixos, rodas e tudo mais. Os fios serão utilizados para unir os componentes do circuito com o auxílio do ferro de solda e estanho.</text:span></text:p>
        <text:p text:style-name="P26"><text:tab/><text:span text:style-name="T12">O aplicativo </text:span><text:span text:style-name="T22">Bluetooth RC Controller</text:span><text:span text:style-name="T12"> será instalado no </text:span><text:span text:style-name="T22">smartphone</text:span><text:span text:style-name="T12"> com sistema operacional Android. O mesmo fará a comunicação com o módulo </text:span><text:span text:style-name="T22">bluetooth,</text:span><text:span text:style-name="T12"> enviando os dados de acordo com os botões e funções utilizados pelo usuário.</text:span></text:p>
        <text:p text:style-name="P25"><text:tab/><text:span text:style-name="T12">A programação será feita utilizando a </text:span><text:span text:style-name="T22">IDE</text:span><text:span text:style-name="T12"> oficial do Arduino. Nesta fase, os dados informados pelo aplicativo serão tratados com diversas condições, separados em suas devidas funções, visando utilizar métodos de programação que minimizem o código, como o uso de recursividade e chamadas de funções para evitar que as mesmas linhas de código precisem ser reescritas várias vezes, em casos de usos comuns.</text:span></text:p>
      </text:section>
      <text:h text:style-name="Heading_20_1" text:outline-level="1">3. Cronograma</text:h>
      <text:p text:style-name="Text_20_body"/>
      <text:p text:style-name="P19"><text:tab/>O cronograma do projeto, <text:span text:style-name="T15">contendo os passos que serão realizados para o desenvolvimento total do protótipo, bem como seu progresso, </text:span>pode ser visualizado na tabela abaix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D" table:number-columns-repeated="2"/>
        <table:table-column table:style-name="Tabela1.I"/>
        <table:table-column table:style-name="Tabela1.J"/>
        <table:table-column table:style-name="Tabela1.D" table:number-columns-repeated="2"/>
        <table:table-column table:style-name="Tabela1.I"/>
        <table:table-column table:style-name="Tabela1.N"/>
        <table:table-row table:style-name="Tabela1.1">
          <table:table-cell table:style-name="Tabela1.A1" office:value-type="string">
            <text:p text:style-name="P31"/>
          </table:table-cell>
          <table:table-cell table:style-name="Tabela1.B1" table:number-columns-spanned="4" office:value-type="string">
            <text:p text:style-name="P31">Outubro</text:p>
          </table:table-cell>
          <table:covered-table-cell/>
          <table:covered-table-cell/>
          <table:covered-table-cell/>
          <table:table-cell table:style-name="Tabela1.B1" table:number-columns-spanned="4" office:value-type="string">
            <text:p text:style-name="P31">Novembro</text:p>
          </table:table-cell>
          <table:covered-table-cell/>
          <table:covered-table-cell/>
          <table:covered-table-cell/>
          <table:table-cell table:style-name="Tabela1.B1" table:number-columns-spanned="4" office:value-type="string">
            <text:p text:style-name="P31">Dezembro</text:p>
          </table:table-cell>
          <table:covered-table-cell/>
          <table:covered-table-cell/>
          <table:covered-table-cell/>
          <table:table-cell table:style-name="Tabela1.N1" office:value-type="string">
            <text:p text:style-name="P32"/>
          </table:table-cell>
        </table:table-row>
        <table:table-row table:style-name="Tabela1.2">
          <table:table-cell table:style-name="Tabela1.B1" office:value-type="string">
            <text:p text:style-name="P31">Tarefa/Semana</text:p>
          </table:table-cell>
          <table:table-cell table:style-name="Tabela1.B1" office:value-type="string">
            <text:p text:style-name="P33">1</text:p>
          </table:table-cell>
          <table:table-cell table:style-name="Tabela1.B1" office:value-type="string">
            <text:p text:style-name="P33">2</text:p>
          </table:table-cell>
          <table:table-cell table:style-name="Tabela1.B1" office:value-type="string">
            <text:p text:style-name="P33">3</text:p>
          </table:table-cell>
          <table:table-cell table:style-name="Tabela1.B1" office:value-type="string">
            <text:p text:style-name="P33">4</text:p>
          </table:table-cell>
          <table:table-cell table:style-name="Tabela1.B1" office:value-type="string">
            <text:p text:style-name="P33">1</text:p>
          </table:table-cell>
          <table:table-cell table:style-name="Tabela1.B1" office:value-type="string">
            <text:p text:style-name="P33">2</text:p>
          </table:table-cell>
          <table:table-cell table:style-name="Tabela1.B1" office:value-type="string">
            <text:p text:style-name="P33">3</text:p>
          </table:table-cell>
          <table:table-cell table:style-name="Tabela1.B1" office:value-type="string">
            <text:p text:style-name="P33">4</text:p>
          </table:table-cell>
          <table:table-cell table:style-name="Tabela1.B1" office:value-type="string">
            <text:p text:style-name="P33">1</text:p>
          </table:table-cell>
          <table:table-cell table:style-name="Tabela1.B1" office:value-type="string">
            <text:p text:style-name="P33">2</text:p>
          </table:table-cell>
          <table:table-cell table:style-name="Tabela1.B1" office:value-type="string">
            <text:p text:style-name="P33">3</text:p>
          </table:table-cell>
          <table:table-cell table:style-name="Tabela1.B1" office:value-type="string">
            <text:p text:style-name="P33">4</text:p>
          </table:table-cell>
          <table:table-cell table:style-name="Tabela1.B1" office:value-type="string">
            <text:p text:style-name="P31">Progresso</text:p>
          </table:table-cell>
        </table:table-row>
        <table:table-row table:style-name="Tabela1.1">
          <table:table-cell table:style-name="Tabela1.B1" office:value-type="string">
            <text:p text:style-name="P35">Adquirir materiais</text:p>
          </table:table-cell>
          <table:table-cell table:style-name="Tabela1.B3" office:value-type="string">
            <text:p text:style-name="P41"/>
          </table:table-cell>
          <table:table-cell table:style-name="Tabela1.B3" office:value-type="string">
            <text:p text:style-name="P41"/>
          </table:table-cell>
          <table:table-cell table:style-name="Tabela1.B3" office:value-type="string">
            <text:p text:style-name="P41"/>
          </table:table-cell>
          <table:table-cell table:style-name="Tabela1.E3"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B1" office:value-type="string">
            <text:p text:style-name="P39"/>
          </table:table-cell>
          <table:table-cell table:style-name="Tabela1.N3" office:value-type="string">
            <text:p text:style-name="P37">Completo</text:p>
          </table:table-cell>
        </table:table-row>
        <table:table-row table:style-name="Tabela1.4">
          <table:table-cell table:style-name="Tabela1.B1" office:value-type="string">
            <text:p text:style-name="P34">Escrever a proposta</text:p>
          </table:table-cell>
          <table:table-cell table:style-name="Tabela1.B3" office:value-type="string">
            <text:p text:style-name="P39"/>
          </table:table-cell>
          <table:table-cell table:style-name="Tabela1.B3" office:value-type="string">
            <text:p text:style-name="P39"/>
          </table:table-cell>
          <table:table-cell table:style-name="Tabela1.B3" office:value-type="string">
            <text:p text:style-name="P40"/>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3">Completo</text:p>
          </table:table-cell>
        </table:table-row>
        <table:table-row table:style-name="Tabela1.5">
          <table:table-cell table:style-name="Tabela1.B1" office:value-type="string">
            <text:p text:style-name="P35">Apresentar a proposta</text:p>
          </table:table-cell>
          <table:table-cell table:style-name="Tabela1.E3" office:value-type="string">
            <text:p text:style-name="P39"/>
          </table:table-cell>
          <table:table-cell table:style-name="Tabela1.E3" office:value-type="string">
            <text:p text:style-name="P39"/>
          </table:table-cell>
          <table:table-cell table:style-name="Tabela1.B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6">Completo</text:p>
          </table:table-cell>
        </table:table-row>
        <table:table-row table:style-name="Tabela1.2">
          <table:table-cell table:style-name="Tabela1.B1" office:value-type="string">
            <text:p text:style-name="P35">Desenvolver protótipo no simulador</text:p>
          </table:table-cell>
          <table:table-cell table:style-name="Tabela1.E3" office:value-type="string">
            <text:p text:style-name="P39"/>
          </table:table-cell>
          <table:table-cell table:style-name="Tabela1.E3" office:value-type="string">
            <text:p text:style-name="P39"/>
          </table:table-cell>
          <table:table-cell table:style-name="Tabela1.B3" office:value-type="string">
            <text:p text:style-name="P39"/>
          </table:table-cell>
          <table:table-cell table:style-name="Tabela1.B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3">Em Progresso</text:p>
          </table:table-cell>
        </table:table-row>
        <table:table-row table:style-name="Tabela1.1">
          <table:table-cell table:style-name="Tabela1.B1" office:value-type="string">
            <text:p text:style-name="P35">Desenvolver código</text:p>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B3" office:value-type="string">
            <text:p text:style-name="P39"/>
          </table:table-cell>
          <table:table-cell table:style-name="Tabela1.B3" office:value-type="string">
            <text:p text:style-name="P39"/>
          </table:table-cell>
          <table:table-cell table:style-name="Tabela1.B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6">Em Progresso</text:p>
          </table:table-cell>
        </table:table-row>
        <table:table-row table:style-name="Tabela1.2">
          <table:table-cell table:style-name="Tabela1.B1" office:value-type="string">
            <text:p text:style-name="P35">Testar protótipo no simulador</text:p>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B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3">Planejado</text:p>
          </table:table-cell>
        </table:table-row>
        <table:table-row table:style-name="Tabela1.1">
          <table:table-cell table:style-name="Tabela1.B1" office:value-type="string">
            <text:p text:style-name="P35">Desenvolver protótipo físico</text:p>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B3" office:value-type="string">
            <text:p text:style-name="P39"/>
          </table:table-cell>
          <table:table-cell table:style-name="Tabela1.B3" office:value-type="string">
            <text:p text:style-name="P39"/>
          </table:table-cell>
          <table:table-cell table:style-name="Tabela1.B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E3" office:value-type="string">
            <text:p text:style-name="P39"/>
          </table:table-cell>
          <table:table-cell table:style-name="Tabela1.N3" office:value-type="string">
            <text:p text:style-name="P33">Planejado</text:p>
          </table:table-cell>
        </table:table-row>
        <table:table-row table:style-name="Tabela1.2">
          <table:table-cell table:style-name="Tabela1.B1" office:value-type="string">
            <text:p text:style-name="P35">Testar protótipo físico</text:p>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B3" office:value-type="string">
            <text:p text:style-name="P38"/>
          </table:table-cell>
          <table:table-cell table:style-name="Tabela1.B3" office:value-type="string">
            <text:p text:style-name="P38"/>
          </table:table-cell>
          <table:table-cell table:style-name="Tabela1.B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N3" office:value-type="string">
            <text:p text:style-name="P33">Planejado</text:p>
          </table:table-cell>
        </table:table-row>
        <table:table-row table:style-name="Tabela1.1">
          <table:table-cell table:style-name="Tabela1.B1" office:value-type="string">
            <text:p text:style-name="P35">Apresentar protótipo final</text:p>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B3" office:value-type="string">
            <text:p text:style-name="P38"/>
          </table:table-cell>
          <table:table-cell table:style-name="Tabela1.E3" office:value-type="string">
            <text:p text:style-name="P38"/>
          </table:table-cell>
          <table:table-cell table:style-name="Tabela1.E3" office:value-type="string">
            <text:p text:style-name="P38"/>
          </table:table-cell>
          <table:table-cell table:style-name="Tabela1.N3" office:value-type="string">
            <text:p text:style-name="P33">Planejado</text:p>
          </table:table-cell>
        </table:table-row>
      </table:table>
      <text:p text:style-name="P12">Tabela 1. Cronograma do projeto.</text:p>
      <text:p text:style-name="P11"/>
      <text:p text:style-name="P11"/>
      <text:p text:style-name="P11"/>
      <text:p text:style-name="P11"/>
      <text:p text:style-name="P11"/>
      <text:p text:style-name="P11"><text:soft-page-break/></text:p>
      <text:h text:style-name="Heading_20_1" text:outline-level="1">4. Con<text:span text:style-name="T17">siderações</text:span></text:h>
      <text:p text:style-name="Text_20_body"/>
      <text:section text:style-name="Sect1" text:name="Seção3">
        <text:p text:style-name="P23"><text:tab/>A produção de um protótipo funcional de forma intuitiva, segura e bem desenvolvida se mostra ser uma tarefa não muito simples, envolvendo diversos conceitos de programação e eletrônica.</text:p>
        <text:p text:style-name="P24"><text:tab/><text:span text:style-name="T13">O desenvolvimento deste projeto encontra-se em sua fase inicial, atrasado por um problema na entrega de alguns componentes por parte da empresa de transporte de encomendas, que, somente efetuou a entrega dos mesmo no dia da conclusão e apresentação desta proposta.</text:span></text:p>
        <text:p text:style-name="P24"><text:tab/><text:span text:style-name="T13">Considera-se, com base no projeto apresentado neste documento e o atraso na entrega dos componentes essenciais para a realização do projeto, que a realização da construção física do mesmo encontra-se em sua fase inicial, seguindo o cronograma proposto.</text:span></text:p>
        <text:p text:style-name="Text_20_body"><text:tab/></text:p>
      </text:section>
      <text:h text:style-name="P47" text:outline-level="1">5. Referências</text:h>
      <text:p text:style-name="Text_20_body"/>
      <text:section text:style-name="Sect1" text:name="Seção4">
        <text:p text:style-name="P29"><text:bookmark-start text:name="R1"/>[<text:span text:style-name="T26">1</text:span>]<text:bookmark-end text:name="R1"/> <text:s text:c="2"/>Lopes, G. Oliveira, V. “Braço Articulado Controlado Remotamente via Bluetooth”, Universidade do Vale do Paraíba, 07/2013.</text:p>
        <text:p text:style-name="P30"><text:bookmark-start text:name="R2"/>[<text:span text:style-name="T26">2</text:span>]<text:bookmark-end text:name="R2"/> <text:s text:c="2"/>R.Piyare, M.Tazil, “<text:span text:style-name="T25">Bluetooth Based Home Automation System Using Cell Phone”, </text:span>IEEE 15th International Symposium on Consumer Electronics , 2011.</text:p>
        <text:p text:style-name="P29"><text:bookmark-start text:name="R3"/>[<text:span text:style-name="T26">3</text:span>]<text:bookmark-end text:name="R3"/> <text:s text:c="2"/>G<text:span text:style-name="T29">omes</text:span>, O. S. M. et al. “Projeto e desenvolvimento d<text:span text:style-name="T25">e </text:span>um carro robô controlado por smartphone, utilizando a plataforma Amarino“, r. cient. IFMG campus Formiga, Formiga, v.2, n. 2, p. 01-06, jul./dez. 2014.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section>
      <text:p text:style-name="P49"/>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Contents_20_3" style:display-name="Contents 3" style:family="paragraph" style:parent-style-name="Standard" style:next-style-name="Standard" style:default-outline-level="" style:class="index">
      <style:paragraph-properties fo:margin-left="0.776cm" fo:margin-right="0cm" fo:margin-top="0cm" fo:margin-bottom="0.176cm" loext:contextual-spacing="false" fo:text-indent="0cm" style:auto-text-indent="false"/>
      <style:text-properties style:font-name-asian="SimSun" style:font-family-asian="SimSun" style:font-family-generic-asian="system" style:font-pitch-asian="variable" style:language-asian="ja" style:country-asian="JP"/>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loext:contextual-spacing="false" fo:text-indent="0cm" style:auto-text-indent="false"/>
      <style:text-properties style:font-name-asian="SimSun" style:font-family-asian="SimSun"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0.794cm"/>
          <style:tab-stop style:position="16.492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hps" style:family="text" style:parent-style-name="Default_20_Paragraph_20_Font"/>
    <style:style style:name="short_5f_text" style:display-name="short_text"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8:44:17.440000000</meta:creation-date>
    <dc:date>2017-10-20T13:29:31.857000000</dc:date>
    <meta:editing-duration>PT1H46M13S</meta:editing-duration>
    <meta:editing-cycles>24</meta:editing-cycles>
    <meta:generator>LibreOffice/5.2.7.2$Windows_x86 LibreOffice_project/2b7f1e640c46ceb28adf43ee075a6e8b8439ed10</meta:generator>
    <meta:document-statistic meta:table-count="1" meta:image-count="0" meta:object-count="0" meta:page-count="4" meta:paragraph-count="98" meta:word-count="1259" meta:character-count="8157" meta:non-whitespace-character-count="6978"/>
  </office:meta>
</office:document-meta>
</file>